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38mm"/>
    </style:style>
    <style:style style:name="co2" style:family="table-column">
      <style:table-column-properties fo:break-before="auto" style:column-width="83.5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27mm"/>
    </style:style>
    <style:style style:name="co5" style:family="table-column">
      <style:table-column-properties fo:break-before="auto" style:column-width="101.78mm"/>
    </style:style>
    <style:style style:name="co6" style:family="table-column">
      <style:table-column-properties fo:break-before="auto" style:column-width="106.36mm"/>
    </style:style>
    <style:style style:name="co7" style:family="table-column">
      <style:table-column-properties fo:break-before="auto" style:column-width="45.44mm"/>
    </style:style>
    <style:style style:name="co8" style:family="table-column">
      <style:table-column-properties fo:break-before="auto" style:column-width="107.23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87.47mm"/>
    </style:style>
    <style:style style:name="co11" style:family="table-column">
      <style:table-column-properties fo:break-before="auto" style:column-width="21.61mm"/>
    </style:style>
    <style:style style:name="co12" style:family="table-column">
      <style:table-column-properties fo:break-before="auto" style:column-width="51.05mm"/>
    </style:style>
    <style:style style:name="co13" style:family="table-column">
      <style:table-column-properties fo:break-before="auto" style:column-width="121.18mm"/>
    </style:style>
    <style:style style:name="co14" style:family="table-column">
      <style:table-column-properties fo:break-before="auto" style:column-width="73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8.28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10.25mm" fo:break-before="auto" style:use-optimal-row-height="false"/>
    </style:style>
    <style:style style:name="ro6" style:family="table-row">
      <style:table-row-properties style:row-height="12.22mm" fo:break-before="auto" style:use-optimal-row-height="false"/>
    </style:style>
    <style:style style:name="ro7" style:family="table-row">
      <style:table-row-properties style:row-height="40.34mm" fo:break-before="auto" style:use-optimal-row-height="true"/>
    </style:style>
    <style:style style:name="ro8" style:family="table-row">
      <style:table-row-properties style:row-height="12.07mm" fo:break-before="auto" style:use-optimal-row-height="true"/>
    </style:style>
    <style:style style:name="ro9" style:family="table-row">
      <style:table-row-properties style:row-height="4.62mm" fo:break-before="auto" style:use-optimal-row-height="true"/>
    </style:style>
    <style:style style:name="ro10" style:family="table-row">
      <style:table-row-properties style:row-height="12.56mm" fo:break-before="auto" style:use-optimal-row-height="true"/>
    </style:style>
    <style:style style:name="ro11" style:family="table-row">
      <style:table-row-properties style:row-height="8.26mm" fo:break-before="auto" style:use-optimal-row-height="true"/>
    </style:style>
    <style:style style:name="ro12" style:family="table-row">
      <style:table-row-properties style:row-height="16.53mm" fo:break-before="auto" style:use-optimal-row-height="true"/>
    </style:style>
    <style:style style:name="ro13" style:family="table-row">
      <style:table-row-properties style:row-height="16.86mm" fo:break-before="auto" style:use-optimal-row-height="false"/>
    </style:style>
    <style:style style:name="ro14" style:family="table-row">
      <style:table-row-properties style:row-height="28.43mm" fo:break-before="auto" style:use-optimal-row-height="true"/>
    </style:style>
    <style:style style:name="ro15" style:family="table-row">
      <style:table-row-properties style:row-height="15.86mm" fo:break-before="auto" style:use-optimal-row-height="true"/>
    </style:style>
    <style:style style:name="ro16" style:family="table-row">
      <style:table-row-properties style:row-height="14.71mm" fo:break-before="auto" style:use-optimal-row-height="false"/>
    </style:style>
    <style:style style:name="ro17" style:family="table-row">
      <style:table-row-properties style:row-height="9.42mm" fo:break-before="auto" style:use-optimal-row-height="false"/>
    </style:style>
    <style:style style:name="ro18" style:family="table-row">
      <style:table-row-properties style:row-height="9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wrap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fo:color="#0000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080808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4558d"/>
    </style:style>
    <style:style style:name="T4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080808" style:font-name="JetBrains Mono" style:font-name-asian="JetBrains Mono" style:font-name-complex="JetBrains Mono"/>
    </style:style>
    <style:style style:name="T5" style:family="text">
      <style:text-properties fo:color="#080808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CGenera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ndentText(text, nb_spaces):</text:p>
          </table:table-cell>
          <table:table-cell/>
          <table:table-cell office:value-type="string" calcext:value-type="string">
            <text:p>Helper function for reindenting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Instances(a, b)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inList(separator, mylist):</text:p>
          </table:table-cell>
          <table:table-cell/>
          <table:table-cell office:value-type="string" calcext:value-type="string">
            <text:p>Helper for emulate join on element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PLCGenException(Exception):</text:p>
          </table:table-cell>
          <table:table-cell/>
          <table:table-cell office:value-type="string" calcext:value-type="string">
            <text:p>Specific exception for PLC generating errors. Пусто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ProgramGenerator:</text:p>
          </table:table-cell>
          <table:table-cell/>
          <table:table-cell office:value-type="string" calcext:value-type="string">
            <text:p>Generator of PLC progra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controler, project, errors, warnings):</text:p>
          </table:table-cell>
          <table:table-cell office:value-type="string" calcext:value-type="string">
            <text:p>Create a new PCL program genera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uteValue(self, value, var_type):</text:p>
          </table:table-cell>
          <table:table-cell office:value-type="string" calcext:value-type="string">
            <text:p>Compute value according to type give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GenerateDataType(self, datatype_name):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ouProgram(self, pou_name):</text:p>
          </table:table-cell>
          <table:table-cell office:value-type="string" calcext:value-type="string">
            <text:p>Generate a POU from its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ouProgramInText(self, text):</text:p>
          </table:table-cell>
          <table:table-cell office:value-type="string" calcext:value-type="string">
            <text:p>Generate a POU defined and used in tex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enerateConfiguration(self, configuration):</text:p>
          </table:table-cell>
          <table:table-cell office:value-type="string" calcext:value-type="string">
            <text:p>Generate a configuration from its model</text:p>
            <text:p>Generate any global variable in configuration</text:p>
            <text:p>Generate any variable of this block</text:p>
            <text:p>Generate variable address if exists</text:p>
            <text:p>Generate variable initial value if exists</text:p>
            <text:p>Generate any resource in the configuration</text:p>
            <text:p>Generate a resource from its model</text:p>
            <text:p>Generate any global variable in configuration</text:p>
            <text:p>Generate any task in the resource</text:p>
            <text:p>Generate any program assign to each task</text:p>
            <text:p>Generate any program assign to no task</text:p>
            <text:p>Метод возвращает строку ST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nerateResource(self, resource, config_name):</text:p>
          </table:table-cell>
          <table:table-cell office:value-type="string" calcext:value-type="string">
            <text:p>Generate a resource from its model</text:p>
            <text:p>Возращает строку ST, ресурс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rogram()</text:p>
          </table:table-cell>
          <table:table-cell office:value-type="string" calcext:value-type="string">
            <text:p>Generate the entire program for current project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<text:span text:style-name="T1">GetGeneratedProgram</text:span><text:span text:style-name="T2">(</text:span><text:span text:style-name="T3">self</text:span><text:span text:style-name="T2">):</text:span></text:p>
          </table:table-cell>
          <table:table-cell office:value-type="string" calcext:value-type="string">
            <text:p>Return generated program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ProgramGenerator(controler, project, errors, warnings)</text:p>
          </table:table-cell>
          <table:table-cell table:number-columns-repeated="10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class PouProgramGenerato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tVariableType(self, name):</text:p>
          </table:table-cell>
          <table:table-cell office:value-type="string" calcext:value-type="string">
            <text:p># Return the type of a variable defined in interfac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tConnectedConnector(self, connector, body):</text:p>
          </table:table-cell>
          <table:table-cell office:value-type="string" calcext:value-type="string">
            <text:p># Return connectors linked by a connection to the given connec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LinkedConnector(self, link, body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ractRelatedConnections(self, connection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Interface(self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ConnectionTypes(self, pou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puteBlockInputTypes(self, instance, block_infos, body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Program(self, pou):</text:p>
          </table:table-cell>
          <table:table-cell office:value-type="string" calcext:value-type="string">
            <text:p>Разбор программы IL, 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ctorizePaths(self, paths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nerateBlock(self, block, block_infos, body, link, order=False, to_inout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neratePaths(self, connections, body, order=False, to_inout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Paths(self, paths, first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puteExpression(self, body, connections, order=False, to_inout=False):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ExtractModifier(self, variable, expression, var_info):</text:p>
          </table:table-cell>
          <table:table-cell office:value-type="string" calcext:value-type="string">
            <text:p>модификатор условных опрератор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Trigger(self, edge, expression, var_info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ractDivergenceInput(self, divergence, pou):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ExtractConvergenceInputs(self, convergence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Step(self, step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Jump(self, jump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StepActions(self, actionBlock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Action(self, action_name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Transition(self, transition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Step(self, step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Action(self, action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Transition(self, transition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Program(self, pou):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<text:span text:style-name="T1">GenerateCurrentProgram</text:span><text:span text:style-name="T2">(controler, project, errors, warnings):</text:span>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CController" table:style-name="ta1"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PLCController.py</text:p>
          </table:table-cell>
          <table:table-cell/>
          <table:table-cell office:value-type="string" calcext:value-type="string">
            <text:p>Файл содержит в себе описание глобальных переменных:</text:p>
            <text:p><text:span text:style-name="T4">ITEMS_EDITABLE</text:span></text:p>
            <text:p><text:span text:style-name="T4">ITEMS_UNEDITABLE</text:span></text:p>
            <text:p><text:span text:style-name="T4">ITEMS_VARIABLE</text:span></text:p>
            <text:p><text:span text:style-name="T4">VAR_CLASS_INFOS</text:span></text:p>
            <text:p><text:span text:style-name="T4">POU_TYPES</text:span></text:p>
            <text:p><text:span text:style-name="T4">LOCATIONS_ITEMS</text:span></text:p>
            <text:p><text:span text:style-name="T4">ScriptDirectory=paths.AbsDir(__file__)</text:span></text:p>
            <text:p><text:span text:style-name="T4">UNEDITABLE_NAMES</text:span>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lass LibraryResolver(etree.Resolver):</text:p>
          </table:table-cell>
          <table:table-cell/>
          <table:table-cell office:value-type="string" calcext:value-type="string">
            <text:p>Helper object for loading library in xslt styleshee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controller, debug=False):</text:p>
          </table:table-cell>
          <table:table-cell office:value-type="string" calcext:value-type="string">
            <text:p>по умолчанию без ключа отладки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solve(self, url, pubid, context)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_VariableInfos(object):</text:p>
          </table:table-cell>
          <table:table-cell/>
          <table:table-cell office:value-type="string" calcext:value-type="string">
            <text:p>Helpers object for generating pou var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py(self)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VariablesInfosFactory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__init__(self, variable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re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Dimension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Tre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VarToTre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Variable(self, context, *args):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_extraction(value):</text:p>
          </table:table-cell>
          <table:table-cell/>
          <table:table-cell office:value-type="string" calcext:value-type="string">
            <text:p>Helpers object for generating pou variable instance list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lass _VariablesTreeItemInfos(object):</text:p>
          </table:table-cell>
          <table:table-cell table:number-columns-repeated="1023"/>
        </table:table-row>
        <table:table-row table:style-name="ro1">
          <table:table-cell/>
          <table:table-cell table:style-name="ce9" office:value-type="string" calcext:value-type="string">
            <text:p>__init__(self, *args):</text:p>
          </table:table-cell>
          <table:table-cell table:number-columns-repeated="1022"/>
        </table:table-row>
        <table:table-row table:style-name="ro4">
          <table:table-cell/>
          <table:table-cell table:style-name="ce9" office:value-type="string" calcext:value-type="string">
            <text:p>copy(self):</text:p>
          </table:table-cell>
          <table:table-cell office:value-type="string" calcext:value-type="string">
            <text:p>return _VariableTreeItem(*[getattr(self, attr) for attr in self.__slots__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InstancesPathFactory: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 calcext:value-type="string">
            <text:p>class InstanceTagName:</text:p>
          </table:table-cell>
          <table:table-cell table:style-name="ce9"/>
          <table:table-cell office:value-type="string" calcext:value-type="string">
            <text:p>Helpers object for generating instance tag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_ActionInfos(object):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 calcext:value-type="string">
            <text:p>class BlockInstanceFactory:</text:p>
          </table:table-cell>
          <table:table-cell table:style-name="ce9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__init__(self, block_instances):</text:p>
          </table:table-cell>
          <table:table-cell table:number-columns-repeated="1022"/>
        </table:table-row>
        <table:table-row table:style-name="ro9">
          <table:table-cell/>
          <table:table-cell table:style-name="ce10" office:value-type="string" calcext:value-type="string">
            <text:p>SetSpecificValues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AddBlockInstance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AddInstanceConnection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AddConnectionLink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AddLinkPoint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AddAction(self, context, *args)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office:value-type="string" calcext:value-type="string">
            <text:p>class UndoBuffer:</text:p>
          </table:table-cell>
          <table:table-cell/>
          <table:table-cell office:value-type="string" calcext:value-type="string">
            <text:p>Undo Buffer for PLCOpenEditor. </text:p>
            <text:p>Class implementing a buffer of changes made on the current editing mod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 office:value-type="string" calcext:value-type="string">
            <text:p>class PLCControler:</text:p>
          </table:table-cell>
          <table:table-cell/>
          <table:table-cell office:value-type="string" calcext:value-type="string">
            <text:p>Controler for PLCOpenEditor</text:p>
            <text:p>Class which controls the operations made on the plcopen model and answers to view reques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):</text:p>
          </table:table-cell>
          <table:table-cell office:value-type="string" calcext:value-type="string">
            <text:p>Create a new PLCControl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earConfNodeTypes</text:p>
          </table:table-cell>
          <table:table-cell office:value-type="string" calcext:value-type="string">
            <text:p># Function that clear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eateNewProject(self, properties):</text:p>
          </table:table-cell>
          <table:table-cell office:value-type="string" calcext:value-type="string">
            <text:p>Create a new project by replacing the current on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f AddConfigurationGlobalVar(self, config_name, var_type, var_name,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AddConfNodeTypesList(self, typeslist):</text:p>
          </table:table-cell>
          <table:table-cell office:value-type="string" calcext:value-type="string">
            <text:p>BlkLst = self.TotalTypesDict.setdefault(desc["name"], []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AddEditedElementActionBlock(self, tagname, id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AddEditedElementBlock(self, tagname, id, blocktype, blockname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il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mment(self, tagname, id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AddEditedElementConnection(self, tagname, id, connection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ntact(self, tagname, id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AddEditedElementDivergence(self, tagname, id, divergence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Jump(self, tagname, id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AddEditedElementPouExternalVar(self, tagname, var_type, nam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AddEditedElementPouVar(self, tagname, var_type, name, **args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AddEditedElementPowerRail(self, tagname, id, powerrail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Step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Transition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Variable(self, tagname, id, var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BufferProject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hangeConfigurationName(self, old_name, new_nam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ChangeConfigurationResourceName(self, config_name, old_name, new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hangeDataTypeName(self, old_name, new_nam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ChangeEditedElementPouVar(self, tagname, old_type, old_name, new_type, new_nam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ChangePouActionName(self, pou_name, old_name, new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hangePouName(self, old_name, new_nam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ChangePouTransitionName(self, pou_name, old_name, new_nam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ChangePouVariableName(self, pou_name, old_name, new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learConfNodeTypes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learEditedElementExecutionOrder(self, tag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omputeConfigurationName(self, config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ComputeConfigurationResourceName(self, config, resourc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omputeDataTypeName(self, data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omputePouActionName(self, pou, action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omputePouName(self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omputePouTransitionName(self, pou, transition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opy(self, model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reateProjectBuffer(self, save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DataTypeIsUsed(self, 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DebugAvailabl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EnableProjectBuffer(self, enabl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EndBuffering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ExtractVarLists(self, vars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nerateNewName(self, tagname, name, format, start_idx=0, exclude={}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nerateProgram(self, filepath=Non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ActionBodyType(self, pou_name, pou_action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BaseType(self, type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BaseTypes(self):</text:p>
          </table:table-cell>
          <table:table-cell office:value-type="string" calcext:value-type="string">
            <text:p>return the list of datatypes defined in IEC 61131-3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BlockResource(self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BlockType(self, typename, inputs=None, debug=False):</text:p>
          </table:table-cell>
          <table:table-cell office:value-type="string" calcext:value-type="string">
            <text:p>#Function that returns the block definition associated to the block type giv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BlockTypes(self, tagname=""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BufferStat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hunkInfos(self, from_location, to_location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onfigurationExtraVariables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onfigurationGlobalVars(self, name, debug=False):</text:p>
          </table:table-cell>
          <table:table-cell office:value-type="string" calcext:value-type="string">
            <text:p>#Extract variables defined in configuration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f GetConfigurationResourceGlobalVars(self, config_name, name, debug=False):</text:p>
          </table:table-cell>
          <table:table-cell office:value-type="string" calcext:value-type="string">
            <text:p>#Extract variables defined in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ConfigurationResourceVariableNames(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ConfigurationVariableNames(self, config_name=None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ConfNodeDataTypes(self, exclude=None, only_locatables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onfNodeGlobalInstances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DataType(self, type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DataTypeBaseType(self, data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DataTypeInfo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DataTypeRange(self, typename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DataTypes(self, tagname="", basetypes=True, confnodetypes=True, only_locatables=Fals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DivergenceType(self, divergenc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EditedElement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EditedElementActions(self, tagname, debug=False):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def GetEditedElementBodyType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EditedElementCopy(self, tagname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EditedElementInstancesCopy(self, tagname, blocks_id=None, wires=None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EditedElementInstancesInfos(self, tagname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EditedElementInterfaceReturnType(self, tagname, tree=False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EditedElementInterfaceVars(self, tagname, tree=Fals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EditedElementName(self, tag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EditedElementText(self, tagname, debug=False):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def GetEditedElementTransition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EditedElementType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EditedElementVariable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EditedResourceInfos(self, tagname, debug=False):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def GetEditedResourceVariable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ElementType(self, tagnam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EnumeratedDataValues(self, typename=Non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Filenam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FilePath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FunctionBlockTypes(self, tagname=""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InstanceInfos(self, instance_path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InstanceList(self, root, 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(self, type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Actions(self, pou_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BodyType(self, 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Description(self, name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PouInstanceTagName(self, instance_path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PouInterfaceReturnType(self, pou, tree=Fals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InterfaceVars(self, pou, tree=False, debug=False):</text:p>
          </table:table-cell>
          <table:table-cell office:value-type="string" calcext:value-type="string">
            <text:p>#Extract variables defined in interfa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Transitions(self, pou_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Type(self, 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Variable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Xml(self, pou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rogramFilePath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rojectInfos(self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rojectMainConfigurationNam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rojectName(self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rojectProperties(self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SFCPous(self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SubrangeBaseTypes(self, exclude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TransitionBodyType(self, pou_name, pou_transition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GetVariableDictionary(self, object_with_vars, tree=Fals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VariableLocationTre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VarTypeObject(self, var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IsEndType(self, type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IsEnumeratedType(self, type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IsLocatableDataType(self, datatyp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IsLocatableType(self, type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IsNumType(self, type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IsOfType(self, typename, referenc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IsProjectBufferEnabled(self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IsSubrangeType(self, typename, exclude=Non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LoadNext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LoadPrevious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MarkProjectAsSaved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OpenXMLFile(self, filepath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PasteEditedElementInstances(self, tagname, text, new_pos, middle=False, debug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PastePou(self, pou_type, pou_xml):</text:p>
          </table:table-cell>
          <table:table-cell office:value-type="string" calcext:value-type="string">
            <text:p>Adds the POU defined by 'pou_xml' to the current project with type 'pou_type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ouIsUsed(self, 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PouIsUsedBy(self, name, referenc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ProgramTransferred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ProjectAddConfiguration(self, config_name=Non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ProjectAddConfigurationResource(self, config_name, resource_name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ProjectAddDataType(self, datatype_name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ProjectAddPou(self, pou_name, pou_type, body_typ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ProjectAddPouAction(self, pou_name, action_name, action_typ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ProjectAddPouTransition(self, pou_name, transition_name, transition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ProjectChangePouType(self, name, pou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ProjectIsSaved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ProjectRemoveConfiguration(self, config_nam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ProjectRemoveConfigurationResource(self, config_name, resource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ProjectRemoveDataType(self, datatype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ProjectRemovePou(self, pou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ProjectRemovePouAction(self, pou_name, action_nam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ProjectRemovePouTransition(self, pou_name, transition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moveEditedElementInstance(self, tagname, id):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def RemoveEditedElementPouVar(self, tagname, type, 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etEditedElementExecutionOrder(self, tag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aveXMLFile(self, filepath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archInPou(self, tagname, criteria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archInProject(self, criteria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archPouInstance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ConfigurationGlobalVars(self, name, vars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SetConfigurationResourceGlobalVars(self, config_name, name, var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ConnectionWires(self, connection, connector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DataTypeInfos(self, tagname, infos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SetEditedElementActionBlock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Block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il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mmentInfos(self, tagname, id, infos):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def SetEditedElementConnection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ntactInfos(self, tagname, id, infos):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def SetEditedElementDivergence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Jump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PowerRail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Step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Text(self, tagname, text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Transition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Variable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ResourceInfos(self, tagname, tasks, instances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SetFilePath(self, filepath):</text:p>
          </table:table-cell>
          <table:table-cell office:value-type="string" calcext:value-type="string">
            <text:p>#Change file path and save file name or create a default one if file path not defin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PouDescription(self, name, description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PouInterfaceReturnType(self, name, return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PouInterfaceVars(self, name, vars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SetProjectProperties(self, name=None, properties=None, buffer=Tru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tartBuffering(self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ef UpdateEditedElementUsedVariable(self, tagname, old_name, new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UpdateProjectUsedPous(self, old_name, new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BaseType(self, typename, debug=False):</text:p>
          </table:table-cell>
          <table:table-cell office:value-type="string" calcext:value-type="string">
            <text:p># Return Base Type of given possible derived type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GetBaseTypes(self):</text:p>
          </table:table-cell>
          <table:table-cell office:value-type="string" calcext:value-type="string">
            <text:p>return the list of datatypes defined in IEC 61131-3. <text:s text:c="8"/>TypeHierarchy_list has a rough order to it (e.g. SINT, INT, DINT, ...), <text:s text:c="7"/>which makes it easy for a user to find a type in a menu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BlockResource(self, debug=False):</text:p>
          </table:table-cell>
          <table:table-cell office:value-type="string" calcext:value-type="string">
            <text:p># Return Block types checking for recursion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tBlockType(self, typename, inputs=None, debug=False):</text:p>
          </table:table-cell>
          <table:table-cell office:value-type="string" calcext:value-type="string">
            <text:p># Function that returns the block definition associated to the block type giv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BlockTypes(self, tagname="", debug=False):</text:p>
          </table:table-cell>
          <table:table-cell office:value-type="string" calcext:value-type="string">
            <text:p># Return Block types checking for recur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onfigurationExtraVariables(self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tConfNodeDataTypes(self, exclude=None, only_locatables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DataType(self, typename, debug=False):</text:p>
          </table:table-cell>
          <table:table-cell office:value-type="string" calcext:value-type="string">
            <text:p># Return Data Type Ob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ataTypeBaseType(self, datatype):</text:p>
          </table:table-cell>
          <table:table-cell office:value-type="string" calcext:value-type="string">
            <text:p># Return Data Type Object Base Typ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tDataTypes(self, tagname="", basetypes=True, confnodetypes=True, only_locatables=False, debug=False):</text:p>
          </table:table-cell>
          <table:table-cell office:value-type="string" calcext:value-type="string">
            <text:p># Return Data Types checking for recursion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tFunctionBlockTypes(self, tagname="", debug=False):</text:p>
          </table:table-cell>
          <table:table-cell office:value-type="string" calcext:value-type="string">
            <text:p># Return Function Block types checking for recur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ou(self, typename, debug=False):</text:p>
          </table:table-cell>
          <table:table-cell office:value-type="string" calcext:value-type="string">
            <text:p># Return Data Type Ob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ject(self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ProjectConfigNames(self, debug=False):</text:p>
          </table:table-cell>
          <table:table-cell office:value-type="string" calcext:value-type="string">
            <text:p>Return project pou nam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jectDataTypeNames(self, debug=False):</text:p>
          </table:table-cell>
          <table:table-cell office:value-type="string" calcext:value-type="string">
            <text:p>Return project data type nam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jectPouNames(self, debug=False):</text:p>
          </table:table-cell>
          <table:table-cell office:value-type="string" calcext:value-type="string">
            <text:p>Return project pou name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tProjectPouVariableNames(self, pou_name=None, debug=False):</text:p>
          </table:table-cell>
          <table:table-cell office:value-type="string" calcext:value-type="string">
            <text:p>Return project pou variable nam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QualifierTypes(self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asOpenedProject(self):</text:p>
          </table:table-cell>
          <table:table-cell office:value-type="string" calcext:value-type="string">
            <text:p>Project management functions</text:p>
            <text:p>Return if a project is open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set(self):</text:p>
          </table:table-cell>
          <table:table-cell office:value-type="string" calcext:value-type="string">
            <text:p>Reset PLCControler internal variable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SaveXMLFile(self, filepath=None):</text:p>
          </table:table-cell>
          <table:table-cell office:value-type="string" calcext:value-type="string">
            <text:p>Запись XML файл проекта plc.xml, plcopen.SaveProject()</text:p>
          </table:table-cell>
          <table:table-cell table:number-columns-repeated="1021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copen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ce1"/>
        <table:table-row table:style-name="ro1">
          <table:table-cell table:style-name="ce1" office:value-type="string" calcext:value-type="string">
            <text:p>Name def/Class</text:p>
          </table:table-cell>
          <table:table-cell table:style-name="ce1"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10">
          <table:table-cell table:style-name="ce1" office:value-type="string" calcext:value-type="string">
            <text:p>SaveProject(self.Project, filepath)</text:p>
          </table:table-cell>
          <table:table-cell table:style-name="ce1"/>
          <table:table-cell office:value-type="string" calcext:value-type="string">
            <text:p>Запись XML файл проекта plc.xml. Write to file</text:p>
            <text:p>Etree.tostring( project, pretty_print=True, xml_declaration=True,encoding='utf-8')</text:p>
          </table:table-cell>
        </table:table-row>
        <table:table-row table:style-name="ro4">
          <table:table-cell table:style-name="ce1" office:value-type="string" calcext:value-type="string">
            <text:p>update_address(address, address_model, new_leading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_init_and_compare(function, v1, v2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lass rect:</text:p>
          </table:table-cell>
          <table:table-cell table:style-name="ce1"/>
          <table:table-cell office:value-type="string" calcext:value-type="string">
            <text:p>Helper class for bounding_box calculation</text:p>
          </table:table-cell>
        </table:table-row>
        <table:table-row table:style-name="ro4">
          <table:table-cell table:style-name="ce1"/>
          <table:table-cell table:style-name="ce1" office:value-type="string" calcext:value-type="string">
            <text:p>__init__(self, x=None, y=None, width=None, height=None):</text:p>
          </table:table-cell>
          <table:table-cell/>
        </table:table-row>
        <table:table-row table:style-name="ro9">
          <table:table-cell table:style-name="ce1"/>
          <table:table-cell table:style-name="ce8" office:value-type="string" calcext:value-type="string">
            <text:p><text:span text:style-name="T1">update</text:span><text:span text:style-name="T2">(</text:span><text:span text:style-name="T3">self</text:span><text:span text:style-name="T2">, x, y):</text:span>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union(self, rect):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ounding_box(self):</text:p>
          </table:table-cell>
          <table:table-cell/>
        </table:table-row>
        <table:table-row table:style-name="ro1">
          <table:table-cell table:style-name="ce1" office:value-type="string" calcext:value-type="string">
            <text:p>TextLenInRowColumn(text):</text:p>
          </table:table-cell>
          <table:table-cell table:style-name="ce1"/>
          <table:table-cell office:value-type="string" calcext:value-type="string">
            <text:p>возвращает координаты начала и окончания текста</text:p>
          </table:table-cell>
        </table:table-row>
        <table:table-row table:style-name="ro1">
          <table:table-cell table:style-name="ce1" office:value-type="string" calcext:value-type="string">
            <text:p>CompilePattern(criteria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estTextElement(text, criteria):</text:p>
          </table:table-cell>
          <table:table-cell table:style-name="ce1"/>
          <table:table-cell/>
        </table:table-row>
        <table:table-row table:style-name="ro13">
          <table:table-cell table:style-name="ce1" office:value-type="string" calcext:value-type="string">
            <text:p>GenerateParserFromXSD(paths.AbsNeighbourFile(__file__, "tc6_xml_v201.xsd"))</text:p>
          </table:table-cell>
          <table:table-cell table:style-name="ce1"/>
          <table:table-cell office:value-type="string" calcext:value-type="string">
            <text:p>Переменной <text:span text:style-name="T5">PLCOpenParser присваивается генератор парсера</text:span></text:p>
          </table:table-cell>
        </table:table-row>
        <table:table-row table:style-name="ro1">
          <table:table-cell office:value-type="string" calcext:value-type="string">
            <text:p>PLCOpen_XPath(xpath):</text:p>
          </table:table-cell>
          <table:table-cell/>
          <table:table-cell office:value-type="string" calcext:value-type="string">
            <text:p>возвращает etree</text:p>
          </table:table-cell>
        </table:table-row>
        <table:table-row table:style-name="ro1">
          <table:table-cell office:value-type="string" calcext:value-type="string">
            <text:p>LOAD_POU_PROJECT_TEMPLATE</text:p>
          </table:table-cell>
          <table:table-cell/>
          <table:table-cell office:value-type="string" calcext:value-type="string">
            <text:p>переменная содержит текст шаблона</text:p>
          </table:table-cell>
        </table:table-row>
        <table:table-row table:style-name="ro4">
          <table:table-cell office:value-type="string" calcext:value-type="string">
            <text:p>PLCOpen_v1_file</text:p>
          </table:table-cell>
          <table:table-cell/>
          <table:table-cell office:value-type="string" calcext:value-type="string">
            <text:p>PLCOpen_v1_file = open(paths.AbsNeighbourFile(__file__, "TC6_XML_V10_B.xsd"))</text:p>
          </table:table-cell>
        </table:table-row>
        <table:table-row table:style-name="ro9">
          <table:table-cell table:style-name="ce11" office:value-type="string" calcext:value-type="string">
            <text:p>PLCOpen_v1_xml</text:p>
          </table:table-cell>
          <table:table-cell/>
          <table:table-cell table:style-name="ce12" office:value-type="string" calcext:value-type="string">
            <text:p>PLCOpen_v1_xml = PLCOpen_v1_file.read()</text:p>
          </table:table-cell>
        </table:table-row>
        <table:table-row table:style-name="ro9">
          <table:table-cell table:number-columns-repeated="2"/>
          <table:table-cell table:style-name="ce12" office:value-type="string" calcext:value-type="string">
            <text:p>PLCOpen_v1_file.close()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" table:number-rows-spanned="3">
            <text:p>PLCOpen_v1_xml = PLCOpen_v1_xml.replace( <text:s text:c="8"/>"http://www.plcopen.org/xml/tc6.xsd", <text:s text:c="8"/>"http://www.plcopen.org/xml/tc6_0201")</text:p>
          </table:table-cell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4">
          <table:table-cell table:number-columns-repeated="2"/>
          <table:table-cell office:value-type="string" calcext:value-type="string">
            <text:p>PLCOpen_v1_xsd = etree.XMLSchema(etree.fromstring(PLCOpen_v1_xml))</text:p>
          </table:table-cell>
        </table:table-row>
        <table:table-row table:style-name="ro1">
          <table:table-cell table:style-name="ce11" office:value-type="string" calcext:value-type="string">
            <text:p>ProjectResourcesXPath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ResourceInstancesXpath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TransitionsConditionXPath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onditionConnectionsXPath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ctionBlocksXPath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ctionBlocksConnectionPointOutXPat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8" office:value-type="string" calcext:value-type="string">
            <text:p><text:span text:style-name="T1">LoadProjectXML</text:span><text:span text:style-name="T2">(project_xml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roject</text:span><text:span text:style-name="T2">(filepath):</text:span></text:p>
          </table:table-cell>
          <table:table-cell/>
          <table:table-cell office:value-type="string" calcext:value-type="string">
            <text:p>возвращает LoadProjectXML(project_xml), в качестве параметра имя файла с путем.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ou</text:span><text:span text:style-name="T2">(xml_string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ouInstances</text:span><text:span text:style-name="T2">(xml_string, body_type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eremizIDE" table:style-name="ta1"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</table:table-row>
        <table:table-row table:style-name="ro4">
          <table:table-cell office:value-type="string" calcext:value-type="string">
            <text:p>BeremizIDE</text:p>
          </table:table-cell>
          <table:table-cell office:value-type="string" calcext:value-type="string">
            <text:p>Пакет описывает логику вызова программ при работе с главным окном, меню.</text:p>
          </table:table-cell>
        </table:table-row>
        <table:table-row table:style-name="ro2">
          <table:table-cell office:value-type="string" calcext:value-type="string">
            <text:p>OnOpenProjectMenu(self, event)</text:p>
          </table:table-cell>
          <table:table-cell office:value-type="string" calcext:value-type="string">
            <text:p>Открывает диалоговое окно для выбора проекта, запускает функцию открытия проекта</text:p>
          </table:table-cell>
        </table:table-row>
        <table:table-row table:style-name="ro1">
          <table:table-cell table:style-name="ce3" office:value-type="string" calcext:value-type="string">
            <text:p>OpenProject(dialog.GetPath())</text:p>
          </table:table-cell>
          <table:table-cell office:value-type="string" calcext:value-type="string">
            <text:p>Открывает проект по указанному пути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rojectController" table:style-name="ta1"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</table:table-row>
        <table:table-row table:style-name="ro14">
          <table:table-cell office:value-type="string" calcext:value-type="string">
            <text:p>ProjectController</text:p>
          </table:table-cell>
          <table:table-cell office:value-type="string" calcext:value-type="string">
            <text:p>This class define Root object of the confnode tree.     It is responsible of : </text:p>
            <text:p>- Managing project directory</text:p>
            <text:p>- Building project </text:p>
            <text:p>- Handling PLCOpenEditor controler and view</text:p>
            <text:p>- Loading user confnodes and instanciante them as children</text:p>
          </table:table-cell>
        </table:table-row>
        <table:table-row table:style-name="ro1">
          <table:table-cell office:value-type="string" calcext:value-type="string">
            <text:p>LoadLibraries(self):</text:p>
          </table:table-cell>
          <table:table-cell office:value-type="string" calcext:value-type="string">
            <text:p>Загрузка библиотек</text:p>
          </table:table-cell>
        </table:table-row>
        <table:table-row table:style-name="ro2">
          <table:table-cell office:value-type="string" calcext:value-type="string">
            <text:p>SetAppFrame(self, frame, logger)</text:p>
          </table:table-cell>
          <table:table-cell office:value-type="string" calcext:value-type="string">
            <text:p>Устанавливает связь с активным фреймом</text:p>
          </table:table-cell>
        </table:table-row>
        <table:table-row table:style-name="ro2">
          <table:table-cell office:value-type="string" calcext:value-type="string">
            <text:p>_Build(self)</text:p>
          </table:table-cell>
          <table:table-cell office:value-type="string" calcext:value-type="string">
            <text:p>Method called by user to (re)build SoftPLC and confnode tree</text:p>
          </table:table-cell>
        </table:table-row>
        <table:table-row table:style-name="ro15">
          <table:table-cell office:value-type="string" calcext:value-type="string">
            <text:p>_Generate_PLC_ST(self):</text:p>
          </table:table-cell>
          <table:table-cell office:value-type="string" calcext:value-type="string">
            <text:p>Generate SoftPLC ST/IL/SFC code out of PLCOpenEditor controller, and compile it with IEC2C</text:p>
            <text:p> @param buildpath: path where files should be created</text:p>
          </table:table-cell>
        </table:table-row>
        <table:table-row table:style-name="ro2">
          <table:table-cell office:value-type="string" calcext:value-type="string">
            <text:p>RefreshConfNodesBlockLists()</text:p>
          </table:table-cell>
          <table:table-cell office:value-type="string" calcext:value-type="string">
            <text:p>Update PLCOpenEditor ConfNode Block types before generate ST code</text:p>
          </table:table-cell>
        </table:table-row>
        <table:table-row table:style-name="ro2">
          <table:table-cell office:value-type="string" calcext:value-type="string">
            <text:p>GenerateProgram(self, filepath=None):</text:p>
          </table:table-cell>
          <table:table-cell office:value-type="string" calcext:value-type="string">
            <text:p>Generate ST code generated_plc.st</text:p>
          </table:table-cell>
        </table:table-row>
        <table:table-row table:style-name="ro1" table:number-rows-repeated="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__builtins__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ytearray</text:p>
          </table:table-cell>
          <table:table-cell office:value-type="string" calcext:value-type="string">
            <text:p>&lt;type 'bytearray'&gt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xError</text:p>
          </table:table-cell>
          <table:table-cell office:value-type="string" calcext:value-type="string">
            <text:p>&lt;type 'exceptions.IndexError'&gt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lt;built-in function all&gt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ype help() for interactive help, or help(object) for help about object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&lt;built-in function vars&gt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taxError</text:p>
          </table:table-cell>
          <table:table-cell office:value-type="string" calcext:value-type="string">
            <text:p>&lt;type 'exceptions.SyntaxError'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&lt;type 'unicode'&g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codeDecodeError</text:p>
          </table:table-cell>
          <table:table-cell office:value-type="string" calcext:value-type="string">
            <text:p>&lt;type 'exceptions.UnicodeDecodeError'&gt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moryview</text:p>
          </table:table-cell>
          <table:table-cell office:value-type="string" calcext:value-type="string">
            <text:p>&lt;type 'memoryview'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instance</text:p>
          </table:table-cell>
          <table:table-cell office:value-type="string" calcext:value-type="string">
            <text:p>&lt;built-in function isinstance&gt;</text:p>
          </table:table-cell>
          <table:table-cell/>
        </table:table-row>
        <table:table-row table:style-name="ro16">
          <table:table-cell office:value-type="float" office:value="10" calcext:value-type="float">
            <text:p>10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Copyright (c) 2001-2019 Python Software Foundation.All Rights Reserved.Copyright (c) 2000 BeOpen.com.All Rights Reserved.Copyright (c) 1995-2001 Corporation for National Research Initiatives.All Rights Reserved.Copyright (c) 1991-1995 Stichting Mathematisch Centrum, Amsterdam.All Rights Reserved.</text:p>
          </table:table-cell>
          <table:table-cell/>
        </table:table-row>
        <table:table-row table:style-name="ro17">
          <table:table-cell office:value-type="float" office:value="11" calcext:value-type="float">
            <text:p>11</text:p>
          </table:table-cell>
          <table:table-cell office:value-type="string" calcext:value-type="string">
            <text:p>NameError</text:p>
          </table:table-cell>
          <table:table-cell office:value-type="string" calcext:value-type="string">
            <text:p>&lt;type 'exceptions.NameError'&gt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ytesWarning</text:p>
          </table:table-cell>
          <table:table-cell office:value-type="string" calcext:value-type="string">
            <text:p>&lt;type 'exceptions.BytesWarning'&gt;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&lt;type 'dict'&gt;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&lt;built-in function input&gt;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&lt;built-in function oct&gt;</text:p>
          </table:table-cell>
          <table:table-cell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&lt;built-in function bin&gt;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ystemExit</text:p>
          </table:table-cell>
          <table:table-cell office:value-type="string" calcext:value-type="string">
            <text:p>&lt;type 'exceptions.SystemExit'&gt;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ndardError</text:p>
          </table:table-cell>
          <table:table-cell office:value-type="string" calcext:value-type="string">
            <text:p>&lt;type 'exceptions.StandardError'&gt;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&lt;built-in function format&gt;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pr</text:p>
          </table:table-cell>
          <table:table-cell office:value-type="string" calcext:value-type="string">
            <text:p>&lt;built-in function repr&gt;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&lt;built-in function sorted&gt;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untimeWarning</text:p>
          </table:table-cell>
          <table:table-cell office:value-type="string" calcext:value-type="string">
            <text:p>&lt;type 'exceptions.RuntimeWarning'&gt;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&lt;type 'list'&gt;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&lt;built-in function iter&gt;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&lt;built-in function reload&gt;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&lt;type 'exceptions.Warning'&gt;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__package__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&lt;built-in function round&gt;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&lt;built-in function dir&gt;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&lt;built-in function cmp&gt;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&lt;type 'set'&gt;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&lt;type 'str'&gt;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&lt;built-in function reduce&gt;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tern</text:p>
          </table:table-cell>
          <table:table-cell office:value-type="string" calcext:value-type="string">
            <text:p>&lt;built-in function intern&gt;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subclass</text:p>
          </table:table-cell>
          <table:table-cell office:value-type="string" calcext:value-type="string">
            <text:p>&lt;built-in function issubclass&gt;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Ellipsi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OFError</text:p>
          </table:table-cell>
          <table:table-cell office:value-type="string" calcext:value-type="string">
            <text:p>&lt;type 'exceptions.EOFError'&gt;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&lt;built-in function locals&gt;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fferError</text:p>
          </table:table-cell>
          <table:table-cell office:value-type="string" calcext:value-type="string">
            <text:p>&lt;type 'exceptions.BufferError'&gt;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&lt;type 'slice'&gt;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loatingPointError</text:p>
          </table:table-cell>
          <table:table-cell office:value-type="string" calcext:value-type="string">
            <text:p>&lt;type 'exceptions.FloatingPointError'&gt;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&lt;built-in function sum&gt;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tattr</text:p>
          </table:table-cell>
          <table:table-cell office:value-type="string" calcext:value-type="string">
            <text:p>&lt;built-in function getattr&gt;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&lt;built-in function abs&gt;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Use exit() or Ctrl-D (i.e. EOF) to exi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built-in function print&gt;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utureWarning</text:p>
          </table:table-cell>
          <table:table-cell office:value-type="string" calcext:value-type="string">
            <text:p>&lt;type 'exceptions.FutureWarning'&gt;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portWarning</text:p>
          </table:table-cell>
          <table:table-cell office:value-type="string" calcext:value-type="string">
            <text:p>&lt;type 'exceptions.ImportWarning'&gt;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&lt;built-in function hash&gt;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ferenceError</text:p>
          </table:table-cell>
          <table:table-cell office:value-type="string" calcext:value-type="string">
            <text:p>&lt;type 'exceptions.ReferenceError'&gt;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&lt;built-in function len&gt;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Thanks to CWI, CNRI, BeOpen.com, Zope Corporation and a cast of thousands for supporting Python development. <text:s/>See www.python.org for more information.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rozenset</text:p>
          </table:table-cell>
          <table:table-cell office:value-type="string" calcext:value-type="string">
            <text:p>&lt;type 'frozenset'&gt;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__name__</text:p>
          </table:table-cell>
          <table:table-cell office:value-type="string" calcext:value-type="string">
            <text:p>__builtin__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&lt;built-in function ord&gt;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&lt;type 'super'&gt;</text:p>
          </table:table-cell>
          <table:table-cell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&lt;function GetTranslation at 0x7f5e8d1e9ad0&gt;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&lt;type 'exceptions.TypeError'&gt;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Type license() to see the full license text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eyboardInterrupt</text:p>
          </table:table-cell>
          <table:table-cell office:value-type="string" calcext:value-type="string">
            <text:p>&lt;type 'exceptions.KeyboardInterrupt'&gt;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serWarning</text:p>
          </table:table-cell>
          <table:table-cell office:value-type="string" calcext:value-type="string">
            <text:p>&lt;type 'exceptions.UserWarning'&gt;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&lt;built-in function filter&gt;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&lt;built-in function range&gt;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aticmethod</text:p>
          </table:table-cell>
          <table:table-cell office:value-type="string" calcext:value-type="string">
            <text:p>&lt;type 'staticmethod'&gt;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ystemError</text:p>
          </table:table-cell>
          <table:table-cell office:value-type="string" calcext:value-type="string">
            <text:p>&lt;type 'exceptions.SystemError'&gt;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aseException</text:p>
          </table:table-cell>
          <table:table-cell office:value-type="string" calcext:value-type="string">
            <text:p>&lt;type 'exceptions.BaseException'&gt;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&lt;built-in function pow&gt;</text:p>
          </table:table-cell>
          <table:table-cell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RuntimeError</text:p>
          </table:table-cell>
          <table:table-cell table:style-name="ce5" office:value-type="string" calcext:value-type="string">
            <text:p>&lt;type 'exceptions.RuntimeError'&gt;</text:p>
          </table:table-cell>
          <table:table-cell table:style-name="ce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type 'float'&gt;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moryError</text:p>
          </table:table-cell>
          <table:table-cell office:value-type="string" calcext:value-type="string">
            <text:p>&lt;type 'exceptions.MemoryError'&gt;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opIteration</text:p>
          </table:table-cell>
          <table:table-cell office:value-type="string" calcext:value-type="string">
            <text:p>&lt;type 'exceptions.StopIteration'&gt;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obals</text:p>
          </table:table-cell>
          <table:table-cell office:value-type="string" calcext:value-type="string">
            <text:p>&lt;built-in function globals&gt;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ivmod</text:p>
          </table:table-cell>
          <table:table-cell office:value-type="string" calcext:value-type="string">
            <text:p>&lt;built-in function divmod&gt;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umerate</text:p>
          </table:table-cell>
          <table:table-cell office:value-type="string" calcext:value-type="string">
            <text:p>&lt;type 'enumerate'&gt;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&lt;built-in function apply&gt;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okupError</text:p>
          </table:table-cell>
          <table:table-cell office:value-type="string" calcext:value-type="string">
            <text:p>&lt;type 'exceptions.LookupError'&gt;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&lt;built-in function open&gt;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Use quit() or Ctrl-D (i.e. EOF) to exi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asestring</text:p>
          </table:table-cell>
          <table:table-cell office:value-type="string" calcext:value-type="string">
            <text:p>&lt;type 'basestring'&gt;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nicodeError</text:p>
          </table:table-cell>
          <table:table-cell office:value-type="string" calcext:value-type="string">
            <text:p>&lt;type 'exceptions.UnicodeError'&gt;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&lt;built-in function zip&gt;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&lt;built-in function hex&gt;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&lt;type 'long'&gt;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&lt;built-in function next&gt;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portError</text:p>
          </table:table-cell>
          <table:table-cell office:value-type="string" calcext:value-type="string">
            <text:p>&lt;type 'exceptions.ImportError'&gt;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&lt;built-in function chr&gt;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range</text:p>
          </table:table-cell>
          <table:table-cell office:value-type="string" calcext:value-type="string">
            <text:p>&lt;type 'xrange'&gt;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&lt;type 'type'&gt;</text:p>
          </table:table-cell>
          <table:table-cell/>
        </table:table-row>
        <table:table-row table:style-name="ro18">
          <table:table-cell office:value-type="float" office:value="92" calcext:value-type="float">
            <text:p>92</text:p>
          </table:table-cell>
          <table:table-cell office:value-type="string" calcext:value-type="string">
            <text:p>__doc__</text:p>
          </table:table-cell>
          <table:table-cell office:value-type="string" calcext:value-type="string">
            <text:p>Built-in functions, exceptions, and other objects.Noteworthy: None is the `nil' object</text:p>
          </table:table-cell>
          <table:table-cell office:value-type="string" calcext:value-type="string">
            <text:p><text:s/>Ellipsis represents `...' in slices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&lt;type 'exceptions.Exception'&gt;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&lt;type 'tuple'&gt;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nicodeTranslateError</text:p>
          </table:table-cell>
          <table:table-cell office:value-type="string" calcext:value-type="string">
            <text:p>&lt;type 'exceptions.UnicodeTranslateError'&gt;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&lt;type 'reversed'&gt;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icodeEncodeError</text:p>
          </table:table-cell>
          <table:table-cell office:value-type="string" calcext:value-type="string">
            <text:p>&lt;type 'exceptions.UnicodeEncodeError'&gt;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OError</text:p>
          </table:table-cell>
          <table:table-cell office:value-type="string" calcext:value-type="string">
            <text:p>&lt;type 'exceptions.IOError'&gt;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asattr</text:p>
          </table:table-cell>
          <table:table-cell office:value-type="string" calcext:value-type="string">
            <text:p>&lt;built-in function hasattr&gt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lattr</text:p>
          </table:table-cell>
          <table:table-cell office:value-type="string" calcext:value-type="string">
            <text:p>&lt;built-in function delattr&gt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tattr</text:p>
          </table:table-cell>
          <table:table-cell office:value-type="string" calcext:value-type="string">
            <text:p>&lt;built-in function setattr&gt;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w_input</text:p>
          </table:table-cell>
          <table:table-cell office:value-type="string" calcext:value-type="string">
            <text:p>&lt;built-in function raw_input&gt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yntaxWarning</text:p>
          </table:table-cell>
          <table:table-cell office:value-type="string" calcext:value-type="string">
            <text:p>&lt;type 'exceptions.SyntaxWarning'&gt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&lt;built-in function compile&gt;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&lt;type 'exceptions.ArithmeticError'&gt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&lt;type 'str'&gt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&lt;type 'property'&gt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eneratorExit</text:p>
          </table:table-cell>
          <table:table-cell office:value-type="string" calcext:value-type="string">
            <text:p>&lt;type 'exceptions.GeneratorExit'&gt;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lt;type 'int'&gt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__import__</text:p>
          </table:table-cell>
          <table:table-cell office:value-type="string" calcext:value-type="string">
            <text:p>&lt;built-in function __import__&gt;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eyError</text:p>
          </table:table-cell>
          <table:table-cell office:value-type="string" calcext:value-type="string">
            <text:p>&lt;type 'exceptions.KeyError'&gt;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erce</text:p>
          </table:table-cell>
          <table:table-cell office:value-type="string" calcext:value-type="string">
            <text:p>&lt;built-in function coerce&gt;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ndingDeprecationWarning</text:p>
          </table:table-cell>
          <table:table-cell office:value-type="string" calcext:value-type="string">
            <text:p>&lt;type 'exceptions.PendingDeprecationWarning'&gt;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&lt;type 'file'&gt;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nvironmentError</text:p>
          </table:table-cell>
          <table:table-cell office:value-type="string" calcext:value-type="string">
            <text:p>&lt;type 'exceptions.EnvironmentError'&gt;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nichr</text:p>
          </table:table-cell>
          <table:table-cell office:value-type="string" calcext:value-type="string">
            <text:p>&lt;built-in function unichr&gt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&lt;built-in function id&gt;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SError</text:p>
          </table:table-cell>
          <table:table-cell office:value-type="string" calcext:value-type="string">
            <text:p>&lt;type 'exceptions.OSError'&gt;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eprecationWarning</text:p>
          </table:table-cell>
          <table:table-cell office:value-type="string" calcext:value-type="string">
            <text:p>&lt;type 'exceptions.DeprecationWarning'&gt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lt;built-in function min&gt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nicodeWarning</text:p>
          </table:table-cell>
          <table:table-cell office:value-type="string" calcext:value-type="string">
            <text:p>&lt;type 'exceptions.UnicodeWarning'&gt;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ecfile</text:p>
          </table:table-cell>
          <table:table-cell office:value-type="string" calcext:value-type="string">
            <text:p>&lt;built-in function execfile&gt;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&lt;built-in function any&gt;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&lt;type 'complex'&gt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&lt;type 'bool'&gt;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MZ_DB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&lt;type 'exceptions.ValueError'&gt;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otImplemented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&lt;built-in function map&gt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&lt;type 'buffer'&gt;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&lt;built-in function max&gt;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&lt;type 'object'&gt;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bError</text:p>
          </table:table-cell>
          <table:table-cell office:value-type="string" calcext:value-type="string">
            <text:p>&lt;type 'exceptions.TabError'&gt;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llable</text:p>
          </table:table-cell>
          <table:table-cell office:value-type="string" calcext:value-type="string">
            <text:p>&lt;built-in function callable&gt;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ZeroDivisionError</text:p>
          </table:table-cell>
          <table:table-cell office:value-type="string" calcext:value-type="string">
            <text:p>&lt;type 'exceptions.ZeroDivisionError'&gt;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&lt;built-in function eval&gt;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__debug__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ndentationError</text:p>
          </table:table-cell>
          <table:table-cell office:value-type="string" calcext:value-type="string">
            <text:p>&lt;type 'exceptions.IndentationError'&gt;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ssertionError</text:p>
          </table:table-cell>
          <table:table-cell office:value-type="string" calcext:value-type="string">
            <text:p>&lt;type 'exceptions.AssertionError'&gt;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lassmethod</text:p>
          </table:table-cell>
          <table:table-cell office:value-type="string" calcext:value-type="string">
            <text:p>&lt;type 'classmethod'&gt;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nboundLocalError</text:p>
          </table:table-cell>
          <table:table-cell office:value-type="string" calcext:value-type="string">
            <text:p>&lt;type 'exceptions.UnboundLocalError'&gt;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&lt;type 'exceptions.NotImplementedError'&gt;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&lt;type 'exceptions.AttributeError'&gt;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&lt;type 'exceptions.OverflowError'&gt;</text:p>
          </table:table-cell>
          <table:table-cell/>
        </table:table-row>
        <table:table-row table:style-name="ro1" table:number-rows-repeated="104843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ars" table:style-name="ta1">
        <table:table-column table:style-name="co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объект со структурой проекта</text:p>
          </table:table-cell>
        </table:table-row>
        <table:table-row table:style-name="ro1">
          <table:table-cell/>
          <table:table-cell table:style-name="ce11" office:value-type="string" calcext:value-type="string">
            <text:p>getpous()</text:p>
          </table:table-cell>
          <table:table-cell office:value-type="string" calcext:value-type="string">
            <text:p>получает объект PouComputed</text:p>
          </table:table-cell>
        </table:table-row>
      </table:table>
      <table:named-expressions/>
      <table:database-ranges>
        <table:database-range table:name="__Anonymous_Sheet_DB__0" table:target-range-address="PLCGenerator.A23:PLCGenerator.C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LCController.B38:PLCController.C23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lcopen.A2:plcopen.C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.00.0000</text:date>, <text:time style:data-style-name="N2" text:time-value="09:10:44.3384970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6:00:03.065985062</meta:creation-date>
    <meta:generator>LibreOffice/6.0.7.3$Linux_X86_64 LibreOffice_project/00m0$Build-3</meta:generator>
    <dc:date>2020-08-31T12:25:35.733706795</dc:date>
    <meta:editing-duration>PT4H16M41S</meta:editing-duration>
    <meta:editing-cycles>16</meta:editing-cycles>
    <meta:document-statistic meta:table-count="7" meta:cell-count="842" meta:object-count="0"/>
  </office:meta>
</office:document-meta>
</file>